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2" style:family="paragraph" style:parent-style-name="Standard" style:list-style-name="">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ndale Sans UI" fo:font-size="18pt" fo:font-style="normal" fo:text-shadow="none" style:text-underline-style="none" fo:font-weight="normal" style:letter-kerning="true" style:font-name-asian="Andale Sans UI" style:font-size-asian="18pt" style:font-style-asian="normal" style:font-weight-asian="normal" style:font-name-complex="Andale Sans UI" style:font-size-complex="18pt" style:font-style-complex="normal" style:font-weight-complex="normal" style:text-emphasize="none"/>
    </style:style>
    <style:style style:name="P3" style:family="paragraph" style:parent-style-name="Standard" style:list-style-name="">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style>
    <style:style style:name="T1" style:family="text">
      <style:text-properties style:font-name="Arial1" style:font-name-asian="Arial1" style:font-name-complex="Arial1"/>
    </style:style>
    <style:style style:name="T2" style:family="text">
      <style:text-properties style:font-name="Andale Sans UI" style:font-name-asian="Andale Sans UI" style:font-name-complex="Andale Sans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英 语 阅 读</text:p>
      <text:p text:style-name="P1"/>
      <text:p text:style-name="P3">A</text:p>
      <text:p text:style-name="P1"/>
      <text:p text:style-name="P1"><text:span text:style-name="T1">A young man asked Albert Einstein , the great Germanscientist , what the secret </text:span>of success is. The scientist told him that thesecret of success is hard work. A few days later the young man asked the samequestion again . Einstein was very annoyed <text:span text:style-name="T2">　． </text:span><text:span text:style-name="T1">He did not sayanything ,but wrote a few words on a piece of paper . </text:span>On it was written:A=X+Y+Z.</text:p>
      <text:p text:style-name="P1"/>
      <text:p text:style-name="P3">“What does this mean ?” asked the young man .</text:p>
      <text:p text:style-name="P1"/>
      <text:p text:style-name="P1"><text:span text:style-name="T1">“A means “success”” explained the old scientist . “X stands for hard work ,Y for </text:span>good method (<text:span text:style-name="T2">方法</text:span><text:span text:style-name="T1">)</text:span><text:span text:style-name="T2">　</text:span><text:span text:style-name="T1">and Z Z means stop talking and get down to work.”</text:span></text:p>
      <text:p text:style-name="P1"/>
      <text:p text:style-name="P3">1. The young man _________.</text:p>
      <text:p text:style-name="P1"/>
      <text:p text:style-name="P3">A. wanted tomeet Einstein</text:p>
      <text:p text:style-name="P1"/>
      <text:p text:style-name="P3">B. wanted tobe a great scientist like Einstein</text:p>
      <text:p text:style-name="P1"/>
      <text:p text:style-name="P1"><text:span text:style-name="T1">C. was eager (</text:span><text:span text:style-name="T2">渴望</text:span><text:span text:style-name="T1">) to know the secret of success</text:span></text:p>
      <text:p text:style-name="P1"/>
      <text:p text:style-name="P3">D. wanted tobe a student of Einstein</text:p>
      <text:p text:style-name="P1"/>
      <text:p text:style-name="P3">2. InEinstein’s opinion the secret of success was ________.</text:p>
      <text:p text:style-name="P1"/>
      <text:p text:style-name="P1"><text:span text:style-name="T1">A. to workwith great energy (</text:span><text:span text:style-name="T2">精力，活力</text:span><text:span text:style-name="T1">)</text:span></text:p>
      <text:p text:style-name="P1"/>
      <text:p text:style-name="P3">B. to studyhard day and night</text:p>
      <text:p text:style-name="P1"><text:soft-page-break/></text:p>
      <text:p text:style-name="P3">C. to learnfrom great scientists</text:p>
      <text:p text:style-name="P1"/>
      <text:p text:style-name="P1"><text:span text:style-name="T1">D. to raise (</text:span><text:span text:style-name="T2">提出</text:span><text:span text:style-name="T1">)</text:span><text:span text:style-name="T2">　</text:span><text:span text:style-name="T1">questions as many as you could</text:span></text:p>
      <text:p text:style-name="P1"/>
      <text:p text:style-name="P3">3. “Y” stands for _______.</text:p>
      <text:p text:style-name="P1"/>
      <text:p text:style-name="P3">A. hardwork B. great energy</text:p>
      <text:p text:style-name="P1"/>
      <text:p text:style-name="P1"><text:span text:style-name="T1">C. great success D. good manner(</text:span><text:span text:style-name="T2">方法</text:span><text:span text:style-name="T1">)</text:span></text:p>
      <text:p text:style-name="P1"/>
      <text:p text:style-name="P3">4. The word “annoyed” means ________.</text:p>
      <text:p text:style-name="P1"/>
      <text:p text:style-name="P3">A. angry B. sad</text:p>
      <text:p text:style-name="P1"/>
      <text:p text:style-name="P3">C. lovely D. glad</text:p>
      <text:p text:style-name="P1"/>
      <text:p text:style-name="P3">5. Einsteinwas a man who ______</text:p>
      <text:p text:style-name="P1"/>
      <text:p text:style-name="P3">A. liked totalk with young people</text:p>
      <text:p text:style-name="P1"/>
      <text:p text:style-name="P3">B. liked tohelp others</text:p>
      <text:p text:style-name="P1"/>
      <text:p text:style-name="P3">C. liked tomake friends with young people</text:p>
      <text:p text:style-name="P1"/>
      <text:p text:style-name="P3">D. liked towork , but didn’t like to talk</text:p>
      <text:p text:style-name="P1"/>
      <text:p text:style-name="P3">B</text:p>
      <text:p text:style-name="P1"/>
      <text:p text:style-name="P1"><text:span text:style-name="T1">British newspapers are much smaller than they used to beand their readers are </text:span>often in a hurry ,so newspapermen write as few words aspossible .They tell their readers at once what happened ,where ,when and how it happened and what was the result : how many people were killed ,what change <text:soft-page-break/>wasdone and so on .Readers want the fact(<text:span text:style-name="T2">事实</text:span><text:span text:style-name="T1">) set out as fullyand accurately as possible .Readers </text:span>are also interested in the people who haveseen the accident. So a newspaperman always likes to get some information (<text:span text:style-name="T2">信息</text:span><text:span text:style-name="T1">)from someone who </text:span>was there, which can be given in the person’s own words .Because he can use only a few words ,the newspapermanmust choose those words carefully ,every one must be effective(<text:span text:style-name="T2">有效</text:span><text:span text:style-name="T1">). Instead of “he called out in a loud voice”, he writes” </text:span>he shouted”; instead of “the loose stones rollednoisily down the side of the mountain”, he will write” they thundered down the mountainside”.Because many of the readers aren’t very clever, andmost of them are in a hurry.</text:p>
      <text:p text:style-name="P1"/>
      <text:p text:style-name="P1"><text:span text:style-name="T1">1. Fromthe text, we learn that newspapermen write as few words as possible </text:span>,becausereaders___.</text:p>
      <text:p text:style-name="P1"/>
      <text:p text:style-name="P3">A. wantto know more about the news</text:p>
      <text:p text:style-name="P1"/>
      <text:p text:style-name="P3">B. take no interest in what has happened</text:p>
      <text:p text:style-name="P1"/>
      <text:p text:style-name="P3">C. have no time to read the news carefully</text:p>
      <text:p text:style-name="P1"/>
      <text:p text:style-name="P3">D. pay much attention to the result</text:p>
      <text:p text:style-name="P1"/>
      <text:p text:style-name="P3">2. The under lined word "one" in the textrefers to ______.</text:p>
      <text:p text:style-name="P1"/>
      <text:p text:style-name="P3">A.word B.newspaperman C.reader D.person</text:p>
      <text:p text:style-name="P1"/>
      <text:p text:style-name="P3">3. Whichof the following would best complete the text ?</text:p>
      <text:p text:style-name="P1"/>
      <text:p text:style-name="P3">A. he will keep his writing short</text:p>
      <text:p text:style-name="P1"/>
      <text:p text:style-name="P3"><text:soft-page-break/>B. he won’t care about his writing</text:p>
      <text:p text:style-name="P1"/>
      <text:p text:style-name="P3">C. he willgive nothing but information</text:p>
      <text:p text:style-name="P1"/>
      <text:p text:style-name="P3">D. he won’t make his writing good enough.</text:p>
      <text:p text:style-name="P1"/>
      <text:p text:style-name="P3">4. Inwhat way do you think British newspapers have become smaller?</text:p>
      <text:p text:style-name="P1"/>
      <text:p text:style-name="P3">A. In a pagesize.</text:p>
      <text:p text:style-name="P1"/>
      <text:p text:style-name="P3">B. In number ofreaders.</text:p>
      <text:p text:style-name="P1"/>
      <text:p text:style-name="P3">C. In numberof pages.</text:p>
      <text:p text:style-name="P1"/>
      <text:p text:style-name="P3">D. In number of copies</text:p>
      <text:p text:style-name="P1"/>
      <text:p text:style-name="P3">5. Whichof the following is true?</text:p>
      <text:p text:style-name="P1"/>
      <text:p text:style-name="P3">A. Readers are not satisfied with the short news.</text:p>
      <text:p text:style-name="P1"/>
      <text:p text:style-name="P3">B. Notmany people have time to read the long articles in newspapers.</text:p>
      <text:p text:style-name="P1"/>
      <text:p text:style-name="P3">C. Readers find the language of the newspapers exciting.</text:p>
      <text:p text:style-name="P1"/>
      <text:p text:style-name="P3">D. Newspape rmentry to report as fully as possible.</text:p>
      <text:p text:style-name="P1"/>
      <text:p text:style-name="P3">C</text:p>
      <text:p text:style-name="P1"/>
      <text:p text:style-name="P1"><text:span text:style-name="T1">The story happened during the Second World War</text:span><text:span text:style-name="T2">（战争）．</text:span><text:span text:style-name="T1">An old man lived in a </text:span>small town of Germany. He had three sons andthey all worked in the same factory where he had worked. After the war hadbegun , his sons were all made to <text:soft-page-break/>join the army one after another and they alldied in the frights . The old man was very sad . he didn’t have enough food and was often hungry . And nobody helped him andhe didn’t know how to go in living .</text:p>
      <text:p text:style-name="P1"/>
      <text:p text:style-name="P1"><text:span text:style-name="T1">It was a very cold winter night . The old man couldn’t go to sleep . He had been </text:span>hungry for two days and it was so coldin his room that ice could be seen . He had to get up and begun to run in theroom until he lay down on the ground. The next morning he had to beg from doorto door. He had been to a lot of cities and knew a lot.</text:p>
      <text:p text:style-name="P1"/>
      <text:p text:style-name="P1"><text:span text:style-name="T1">Once he came to a village , but the villages were allpoor and couldn’t give him </text:span>anything . He was too hungry to goto another village . He thought hard and found a way . He came to a policestation and called out , “Hitler is a foolish pig (<text:span text:style-name="T2">希特勒是</text:span>蠢猪<text:span text:style-name="T1">)</text:span><text:span text:style-name="T2">！＂</text:span></text:p>
      <text:p text:style-name="P1"/>
      <text:p text:style-name="P1"><text:span text:style-name="T1">Out came an old policeman at once . He took the old maninto a room , gave him </text:span>some bread and a cup of tea . Then he said , “Don’t say in our village , sir !”</text:p>
      <text:p text:style-name="P1"/>
      <text:p text:style-name="P3">“I’m sorry, sir.” Said the old man . “I don’t know it’s Hitler’shometown .”</text:p>
      <text:p text:style-name="P1"/>
      <text:p text:style-name="P3">“No, no , sir.”The policeman said in a hurry. “It’s pig’s hometown !”</text:p>
      <text:p text:style-name="P1"/>
      <text:p text:style-name="P3">1. The old man was ___________.</text:p>
      <text:p text:style-name="P1"/>
      <text:p text:style-name="P3">A. aGerman B. a French</text:p>
      <text:p text:style-name="P1"/>
      <text:p text:style-name="P3">C. anAustralian D. an Englishman</text:p>
      <text:p text:style-name="P1"><text:soft-page-break/></text:p>
      <text:p text:style-name="P3">2. The old man was sad because ________.</text:p>
      <text:p text:style-name="P1"/>
      <text:p text:style-name="P3">A. his three sons all died during the war</text:p>
      <text:p text:style-name="P1"/>
      <text:p text:style-name="P3">B. His three sons had to join the army</text:p>
      <text:p text:style-name="P1"/>
      <text:p text:style-name="P3">C. He had no food or clothes</text:p>
      <text:p text:style-name="P1"/>
      <text:p text:style-name="P3">D. He lived in the small town alone</text:p>
      <text:p text:style-name="P1"/>
      <text:p text:style-name="P3">3. The old man got up and ran in his room to________.</text:p>
      <text:p text:style-name="P1"/>
      <text:p text:style-name="P3">A. keephealthy</text:p>
      <text:p text:style-name="P1"/>
      <text:p text:style-name="P3">B. Forget hewas sad and hungry</text:p>
      <text:p text:style-name="P1"/>
      <text:p text:style-name="P3">C. Make himwarm</text:p>
      <text:p text:style-name="P1"/>
      <text:p text:style-name="P3">D. Find a wayto forget he was hungry</text:p>
      <text:p text:style-name="P1"/>
      <text:p text:style-name="P3">4. The old man shouted outside the police station because______</text:p>
      <text:p text:style-name="P1"/>
      <text:p text:style-name="P3">A. he hated Hitler very much</text:p>
      <text:p text:style-name="P1"/>
      <text:p text:style-name="P3">B. he hoped the policeman could help him</text:p>
      <text:p text:style-name="P1"/>
      <text:p text:style-name="P3">C. he wanted to make the policemen angry</text:p>
      <text:p text:style-name="P1"/>
      <text:p text:style-name="P1"><text:span text:style-name="T1">D. he thought the he would be given some food in prison (</text:span><text:span text:style-name="T2">监狱</text:span><text:span text:style-name="T1">)</text:span></text:p>
      <text:p text:style-name="P1"/>
      <text:p text:style-name="P3">5. Which statement is true?</text:p>
      <text:p text:style-name="P1"><text:soft-page-break/></text:p>
      <text:p text:style-name="P3">A. The old policeman hated Hitler , too</text:p>
      <text:p text:style-name="P1"/>
      <text:p text:style-name="P3">B. The old policeman found that the old man his best friend</text:p>
      <text:p text:style-name="P1"/>
      <text:p text:style-name="P3">C. The old policeman would send the old man in prison</text:p>
      <text:p text:style-name="P1"/>
      <text:p text:style-name="P3">D. The old policeman liked Hitler better than pigs</text:p>
      <text:p text:style-name="P1"/>
      <text:p text:style-name="P3">D</text:p>
      <text:p text:style-name="P1"/>
      <text:p text:style-name="P1"><text:span text:style-name="T1">Miss Gorgers taught physices in a New York school. Lastmonth she explained to </text:span>one of her classes about sound, and she decided to testthem to see how successful she had been in her explanation. She said to them, “Now I have a brother in Los Angeles. If I was calling him on thephone and at the same time you were 75 feet away, listening to me from acrossthe street, which of you would hear what I said earlier, my brother or you andfor what reason?”</text:p>
      <text:p text:style-name="P1"/>
      <text:p text:style-name="P1"><text:span text:style-name="T1">Tom at once answered, “Your brother.Because electricity travels faster than sound </text:span>waves.” “That’s very good,” Miss Gorgers answered; butthen one of the girls raised her hand, and Miss Gorgers said, “Yes, Kate?”</text:p>
      <text:p text:style-name="P1"/>
      <text:p text:style-name="P1"><text:span text:style-name="T1">“I disagree,”Kate said. “Your brother would hear you earlier becausewhen it’s 11 </text:span>o’clock here it’s only 8 o’clock in Los Angeles.”</text:p>
      <text:p text:style-name="P1"/>
      <text:p text:style-name="P3">1. Miss Gorgers was teaching her class_______.</text:p>
      <text:p text:style-name="P1"/>
      <text:p text:style-name="P3">A. how totelephone B. about electricity</text:p>
      <text:p text:style-name="P1"/>
      <text:p text:style-name="P1"><text:span text:style-name="T1">C. about timezone</text:span><text:span text:style-name="T2">（时区） </text:span><text:span text:style-name="T1">D. about sound</text:span></text:p>
      <text:p text:style-name="P1"><text:soft-page-break/></text:p>
      <text:p text:style-name="P1"><text:span text:style-name="T1">2. Miss Gorgers asked this question because shewanted to know </text:span>whether._______</text:p>
      <text:p text:style-name="P1"/>
      <text:p text:style-name="P3">A. it was easyto phone to Los Angeles</text:p>
      <text:p text:style-name="P1"/>
      <text:p text:style-name="P3">B. her student could hear her from 75 feet away</text:p>
      <text:p text:style-name="P1"/>
      <text:p text:style-name="P1"><text:span text:style-name="T1">C. her students had grasped</text:span><text:span text:style-name="T2">（理解）</text:span><text:span text:style-name="T1">her lesson</text:span></text:p>
      <text:p text:style-name="P1"/>
      <text:p text:style-name="P3">D. sound waves were slower than electricity</text:p>
      <text:p text:style-name="P1"/>
      <text:p text:style-name="P3">3. Tom thought that electricity was _______.</text:p>
      <text:p text:style-name="P1"/>
      <text:p text:style-name="P3">A. slower than sound waves</text:p>
      <text:p text:style-name="P1"/>
      <text:p text:style-name="P3">B. faster than sound waves</text:p>
      <text:p text:style-name="P1"/>
      <text:p text:style-name="P3">C. not so fastas sound waves</text:p>
      <text:p text:style-name="P1"/>
      <text:p text:style-name="P3">D. as fast as sound waves</text:p>
      <text:p text:style-name="P1"/>
      <text:p text:style-name="P3">4. Kate thought Tom was wrong because _______.</text:p>
      <text:p text:style-name="P1"/>
      <text:p text:style-name="P3">A. clocks in LosAngeles showed a different time from those in New York</text:p>
      <text:p text:style-name="P1"/>
      <text:p text:style-name="P3">B. electricity was slower than sound waves</text:p>
      <text:p text:style-name="P1"/>
      <text:p text:style-name="P3">C. Tom was notgood at physics at all</text:p>
      <text:p text:style-name="P1"/>
      <text:p text:style-name="P3">D. Tom’s answer had nothing to do with sound waves</text:p>
      <text:p text:style-name="P1"/>
      <text:p text:style-name="P3">5. Whose answer do you think is correct acoording to the law of <text:soft-page-break/>physics?_______</text:p>
      <text:p text:style-name="P1"/>
      <text:p text:style-name="P3">A. Tom’s B. Kate’s</text:p>
      <text:p text:style-name="P1"/>
      <text:p text:style-name="P3">C. Both A and B D. Neither A nor B</text:p>
      <text:p text:style-name="P1"/>
      <text:p text:style-name="P3">E</text:p>
      <text:p text:style-name="P1"/>
      <text:p text:style-name="P1"><text:span text:style-name="T1">It was Mondy. Mrs Smith’s dog washungry, but there was not any meat in the </text:span>house.</text:p>
      <text:p text:style-name="P1"/>
      <text:p text:style-name="P1"><text:span text:style-name="T1">Considering that there was no better way. Mrs Smith tooka piece of paper, and </text:span>wrote the following words on it: “Give my dog half a pound of meat.” Then shegave the paper to her dog and said gently: “Take thisto the butcher (person whose job is selling meat), and he’s going to give you your lunch today.”</text:p>
      <text:p text:style-name="P1"/>
      <text:p text:style-name="P1"><text:span text:style-name="T1">Holding the piece of paper in its mouth, the dog ran to thebutcher’s. It gave the </text:span>paper to the butcher. Thebutcher read it carefully, recognized that it was really the lady’s handwriting and soon did it as he was asked to. The dog was veryhappy, and ate the meat up at once.</text:p>
      <text:p text:style-name="P1"/>
      <text:p text:style-name="P1"><text:span text:style-name="T1">At noon, the dog came to the shop again. It gave thebutcher a piece of paper </text:span>again. After reading it, he gave it half a pound ofmeat once more.</text:p>
      <text:p text:style-name="P1"/>
      <text:p text:style-name="P1"><text:span text:style-name="T1">The next day, the dog came again exactly at noon. And asusual, it brought a piece </text:span>of paper in the mouth. This time, the butcher did nottake a look at paper, and gave the dog its meat, for he had regarded the dog asone of his customers (* people who buy something from a shop).</text:p>
      <text:p text:style-name="P1"><text:soft-page-break/></text:p>
      <text:p text:style-name="P1"><text:span text:style-name="T1">But, the dog came again at four o’clock. And the same thing happened once </text:span>again. To the butcher’s more surprise, it came for the third time at six o’clock, and brought with it a third piece of paper. The butcher felta bit puzzled. He said to himself, “This is a smalldog. Why does Mrs Smith give it so much meat to eat today?”</text:p>
      <text:p text:style-name="P1"/>
      <text:p text:style-name="P3">Looking at the piece of paper, he found that there werenot any words on it!</text:p>
      <text:p text:style-name="P1"/>
      <text:p text:style-name="P3">1. Mrs Smith treated her little dog quite _______ .</text:p>
      <text:p text:style-name="P1"/>
      <text:p text:style-name="P3">A. cruelly B. fairly C.kindly D.unfriendly</text:p>
      <text:p text:style-name="P1"/>
      <text:p text:style-name="P3">2. It seemed that the dog knew well that the paper Mrs Smith gave it .</text:p>
      <text:p text:style-name="P1"/>
      <text:p text:style-name="P3">A. might do itmuch harm.</text:p>
      <text:p text:style-name="P1"/>
      <text:p text:style-name="P3">B. could do it much good</text:p>
      <text:p text:style-name="P1"/>
      <text:p text:style-name="P3">C. would helpthe butcher</text:p>
      <text:p text:style-name="P1"/>
      <text:p text:style-name="P3">D. was worth many pounds</text:p>
      <text:p text:style-name="P1"/>
      <text:p text:style-name="P3">3. The butcher did not give any meat to the dog _______.</text:p>
      <text:p text:style-name="P1"/>
      <text:p text:style-name="P3">A. before he felt sure that the words were really written by Mrs Smith</text:p>
      <text:p text:style-name="P1"/>
      <text:p text:style-name="P3">B. when he found that the words on the paper were not clear</text:p>
      <text:p text:style-name="P1"/>
      <text:p text:style-name="P3"><text:soft-page-break/>C. because hehad sold out all the meat in his shop</text:p>
      <text:p text:style-name="P1"/>
      <text:p text:style-name="P3">D. until he was paid enough by Mrs Smith</text:p>
      <text:p text:style-name="P1"/>
      <text:p text:style-name="P3">4. From its experence, the dog found that _______.</text:p>
      <text:p text:style-name="P1"/>
      <text:p text:style-name="P3">A. only thepaper with Mrs Smith’s words on it could bring it meat</text:p>
      <text:p text:style-name="P1"/>
      <text:p text:style-name="P3">B. the butcher would give the meat to it whenever he saw it</text:p>
      <text:p text:style-name="P1"/>
      <text:p text:style-name="P3">C. Mrs Smith would pay for the meat it got from the butcher</text:p>
      <text:p text:style-name="P1"/>
      <text:p text:style-name="P3">D. a piece ofpaper could bring it half a pound of meat</text:p>
      <text:p text:style-name="P1"/>
      <text:p text:style-name="P3">5. At the end of the story, you’ll find that _______.</text:p>
      <text:p text:style-name="P1"/>
      <text:p text:style-name="P3">A. the dog wasclever enough to write on the paper</text:p>
      <text:p text:style-name="P1"/>
      <text:p text:style-name="P3">B. the dogdared not go to the butcher’s any more</text:p>
      <text:p text:style-name="P1"/>
      <text:p text:style-name="P3">C. the butcher was told not to give any meat to the dog</text:p>
      <text:p text:style-name="P1"/>
      <text:p text:style-name="P1"><text:span text:style-name="T1">D. the butcher found himself cheated (* act in a way that is not honest) by the </text:span>clever animal</text:p>
      <text:p text:style-name="P1"/>
      <text:p text:style-name="P3">F</text:p>
      <text:p text:style-name="P1"/>
      <text:p text:style-name="P1"><text:span text:style-name="T1">Mr. King is a tall and strong man. He teaches P. E. in amiddle school. He wears a </text:span>long beard<text:span text:style-name="T2">（胡子） </text:span><text:span text:style-name="T1">and takes goodcare of it.</text:span></text:p>
      <text:p text:style-name="P1"/>
      <text:p text:style-name="P1"><text:span text:style-name="T1">It was Sunday yesterday. There was a big football matchof the year on the </text:span>playground in the centre of the city. Mr. King <text:soft-page-break/>likes thegame very much and of course he was going to watch it. With his friends’ help he got a ticket a few days ago. After breakfast he hurried tothe bus stop, but a lot of people were waiting there. A bus came and he hardlygot on. There were plenty of people in it and it was difficult for them to puttheir feet. He had to grip<text:span text:style-name="T2">（抓住）</text:span><text:span text:style-name="T1">the back of a chair. </text:span>Atthe next stop a boy got on the bus. He looked around and saw Mr. King’s beard and grip it. The man found it at once and called out, “Let go of<text:span text:style-name="T2">（松开）</text:span><text:span text:style-name="T1">my beard, </text:span>boy!”</text:p>
      <text:p text:style-name="P1"/>
      <text:p text:style-name="P3">“Are you going to get off, sir?” asked to boy.</text:p>
      <text:p text:style-name="P1"/>
      <text:p text:style-name="P3">1. Mr. King is a _______.</text:p>
      <text:p text:style-name="P1"/>
      <text:p text:style-name="P3">A. player B. runner C.teacher D. driver</text:p>
      <text:p text:style-name="P1"/>
      <text:p text:style-name="P3">2. Mr. King was going to watch the match because _______ .</text:p>
      <text:p text:style-name="P1"/>
      <text:p text:style-name="P3">A. he teachesP. E. in a middle school</text:p>
      <text:p text:style-name="P1"/>
      <text:p text:style-name="P3">B. he likes football very much</text:p>
      <text:p text:style-name="P1"/>
      <text:p text:style-name="P3">C. he had already got a ticket</text:p>
      <text:p text:style-name="P1"/>
      <text:p text:style-name="P3">D. he didn’t go to work yesterday</text:p>
      <text:p text:style-name="P1"/>
      <text:p text:style-name="P3">3. It was difficult for Mr. King to stand because _______.</text:p>
      <text:p text:style-name="P1"/>
      <text:p text:style-name="P3">A. he had drunk too much</text:p>
      <text:p text:style-name="P1"/>
      <text:p text:style-name="P3">B. the bus was too small</text:p>
      <text:p text:style-name="P1"/>
      <text:p text:style-name="P3">C. he got onthe bus too late</text:p>
      <text:p text:style-name="P1"><text:soft-page-break/></text:p>
      <text:p text:style-name="P3">D. it was very crowdedin the bus</text:p>
      <text:p text:style-name="P1"/>
      <text:p text:style-name="P3">4. The boy gripped Mr. King’s beard because _______.</text:p>
      <text:p text:style-name="P1"/>
      <text:p text:style-name="P3">A. he was afraid to fall again</text:p>
      <text:p text:style-name="P1"/>
      <text:p text:style-name="P3">B. he wanted to makethe man angry</text:p>
      <text:p text:style-name="P1"/>
      <text:p text:style-name="P3">C. he hoped the man to find a seat for him</text:p>
      <text:p text:style-name="P1"/>
      <text:p text:style-name="P3">D. he hoped the man to get off soon</text:p>
      <text:p text:style-name="P1"/>
      <text:p text:style-name="P3">5. Mr. King was afraid _______, so he shouted at him.</text:p>
      <text:p text:style-name="P1"/>
      <text:p text:style-name="P3">A. the boy would pull him down</text:p>
      <text:p text:style-name="P1"/>
      <text:p text:style-name="P3">B. the boy would hurthis beard</text:p>
      <text:p text:style-name="P1"/>
      <text:p text:style-name="P3">C. the boy could be hurt again</text:p>
      <text:p text:style-name="P1"/>
      <text:p text:style-name="P3">D. the boy wouldborrow his ticket</text:p>
      <text:p text:style-name="P1"/>
      <text:p text:style-name="P2">参考答案：</text:p>
      <text:p text:style-name="P1"/>
      <text:p text:style-name="P3">A.CBDAD B.CABAB C.AACDA D.DCBAA E.CBA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2S</meta:editing-duration>
    <meta:editing-cycles>3</meta:editing-cycles>
    <meta:generator>OpenOffice/4.1.15$Win32 OpenOffice.org_project/4115m2$Build-9813</meta:generator>
    <dc:date>2025-11-09T10:58:26.60</dc:date>
    <meta:document-statistic meta:table-count="0" meta:image-count="0" meta:object-count="0" meta:page-count="13" meta:paragraph-count="163" meta:word-count="2277" meta:character-count="11275"/>
    <meta:user-defined meta:name="Info 1"/>
    <meta:user-defined meta:name="Info 2"/>
    <meta:user-defined meta:name="Info 3"/>
    <meta:user-defined meta:name="Info 4"/>
  </office:meta>
</office:document-meta>
</file>